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Основной_20_текст_20_с_20_отступом_20_2">
      <style:paragraph-properties fo:margin-left="0.499cm" fo:margin-right="0cm" fo:line-height="100%" fo:text-align="center" style:justify-single-word="false" fo:text-indent="-0.249cm" style:auto-text-indent="false"/>
      <style:text-properties fo:color="#000000" fo:font-size="14pt" officeooo:paragraph-rsid="0007cf94" style:font-size-asian="14pt" style:font-size-complex="14pt"/>
    </style:style>
    <style:style style:name="P2" style:family="paragraph" style:parent-style-name="Основной_20_текст_20_с_20_отступом_20_2" style:master-page-name="Standard">
      <style:paragraph-properties fo:margin-left="0.499cm" fo:margin-right="0cm" fo:line-height="100%" fo:text-align="center" style:justify-single-word="false" fo:text-indent="-0.249cm" style:auto-text-indent="false" style:page-number="auto"/>
      <style:text-properties fo:color="#000000" fo:font-size="14pt" officeooo:paragraph-rsid="0007cf94" style:font-size-asian="14pt" style:font-size-complex="14pt"/>
    </style:style>
    <style:style style:name="P3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officeooo:paragraph-rsid="0007cf94"/>
    </style:style>
    <style:style style:name="P4" style:family="paragraph" style:parent-style-name="Standard_20__28_user_29_">
      <style:paragraph-properties fo:margin-top="0cm" fo:margin-bottom="0cm" loext:contextual-spacing="false" fo:line-height="100%"/>
      <style:text-properties style:font-name="Times New Roman" officeooo:paragraph-rsid="0007cf94" style:font-name-complex="Times New Roman"/>
    </style:style>
    <style:style style:name="P5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style:font-name="Times New Roman" fo:font-size="24pt" officeooo:paragraph-rsid="0007cf94" style:font-size-asian="24pt" style:font-name-complex="Times New Roman" style:font-size-complex="24pt"/>
    </style:style>
    <style:style style:name="P6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style:font-name="Times New Roman" fo:font-size="14pt" officeooo:paragraph-rsid="0007cf94" style:font-size-asian="14pt" style:font-name-complex="Times New Roman" style:font-size-complex="14pt"/>
    </style:style>
    <style:style style:name="P7" style:family="paragraph" style:parent-style-name="Standard_20__28_user_29_">
      <style:paragraph-properties fo:margin-top="0cm" fo:margin-bottom="0cm" loext:contextual-spacing="false" fo:line-height="100%"/>
      <style:text-properties style:font-name="Times New Roman" fo:font-size="14pt" officeooo:paragraph-rsid="0007cf94" style:font-size-asian="14pt" style:font-name-complex="Times New Roman" style:font-size-complex="14pt"/>
    </style:style>
    <style:style style:name="P8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fo:font-size="22pt" officeooo:paragraph-rsid="0007cf94" style:font-size-asian="22pt" style:font-size-complex="22pt"/>
    </style:style>
    <style:style style:name="P9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6pt" officeooo:paragraph-rsid="0007cf94" style:font-size-asian="16pt" style:font-name-complex="Times New Roman" style:font-size-complex="16pt"/>
    </style:style>
    <style:style style:name="P10" style:family="paragraph" style:parent-style-name="Standard_20__28_user_29_">
      <style:paragraph-properties fo:margin-top="0cm" fo:margin-bottom="0cm" loext:contextual-spacing="false" fo:line-height="100%" fo:text-align="start" style:justify-single-word="false"/>
      <style:text-properties fo:font-size="10.5pt" officeooo:rsid="0007cf94" officeooo:paragraph-rsid="0007cf94" style:font-size-asian="10.5pt" style:font-size-complex="10.5pt"/>
    </style:style>
    <style:style style:name="P11" style:family="paragraph" style:parent-style-name="Standard_20__28_user_29_">
      <style:paragraph-properties fo:margin-left="10.502cm" fo:margin-right="0cm" fo:margin-top="0cm" fo:margin-bottom="0cm" loext:contextual-spacing="false" fo:line-height="100%" fo:text-indent="0cm" style:auto-text-indent="false"/>
      <style:text-properties style:font-name="Times New Roman" fo:font-size="14pt" officeooo:paragraph-rsid="0007cf94" style:font-size-asian="14pt" style:font-name-complex="Times New Roman" style:font-size-complex="14pt"/>
    </style:style>
    <style:style style:name="P12" style:family="paragraph" style:parent-style-name="Standard_20__28_user_29_">
      <style:paragraph-properties fo:margin-left="10.502cm" fo:margin-right="0cm" fo:margin-top="0cm" fo:margin-bottom="0cm" loext:contextual-spacing="false" fo:line-height="100%" fo:text-indent="0cm" style:auto-text-indent="false"/>
      <style:text-properties officeooo:paragraph-rsid="0007cf94"/>
    </style:style>
    <style:style style:name="P13" style:family="paragraph" style:parent-style-name="Heading_20_1">
      <style:paragraph-properties fo:margin-left="0cm" fo:margin-right="0cm" fo:margin-top="0cm" fo:margin-bottom="0cm" loext:contextual-spacing="false" fo:line-height="150%" fo:text-align="center" style:justify-single-word="false" fo:text-indent="1cm" style:auto-text-indent="false"/>
      <style:text-properties fo:color="#000000" style:font-name="Times New Roman" fo:font-size="14pt" officeooo:paragraph-rsid="0007cf94" style:font-size-asian="14pt" style:font-name-complex="Times New Roman" style:font-size-complex="14pt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officeooo:rsid="000d917c" style:font-size-asian="14pt" style:font-name-complex="Times New Roman" style:font-size-complex="14pt"/>
    </style:style>
    <style:style style:name="T3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" style:font-size-complex="14pt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style:font-name="Times New Roman" officeooo:rsid="000d917c" style:font-name-complex="Times New Roman"/>
    </style:style>
    <style:style style:name="T6" style:family="text">
      <style:text-properties style:font-name="Times New Roman" officeooo:rsid="0007cf94" style:font-name-complex="Times New Roman"/>
    </style:style>
    <style:style style:name="T7" style:family="text">
      <style:text-properties fo:font-size="18pt" fo:language="ru" fo:country="RU" officeooo:rsid="000d917c" style:font-size-asian="18pt" style:font-size-complex="18pt"/>
    </style:style>
    <style:style style:name="T8" style:family="text">
      <style:text-properties officeooo:rsid="000d91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инистерство образования и науки Российской Федерации</text:p>
      <text:p text:style-name="P1">Федеральное государственное бюджетное образовательное учреждение</text:p>
      <text:p text:style-name="P1">высшего профессионального образования</text:p>
      <text:p text:style-name="P1">«Саратовский государственный университет имени Н.Г.Чернышевского»</text:p>
      <text:list xml:id="list2027827258454051276" text:style-name="WW8Num2">
        <text:list-item>
          <text:h text:style-name="P13" text:outline-level="1"/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pan text:style-name="T4">Лабораторная работа №</text:span><text:span text:style-name="T6">2</text:span></text:p>
      <text:p text:style-name="P9">по дисциплине</text:p>
      <text:p text:style-name="P5">«<text:span text:style-name="T7">Системы реального времени</text:span>»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Выполнил<text:span text:style-name="T8">и</text:span> студент<text:span text:style-name="T8">ы</text:span></text:p>
      <text:p text:style-name="P11">группы __________</text:p>
      <text:p text:style-name="P12"><text:span text:style-name="T1">факультета </text:span><text:span text:style-name="T3">КНиИТ</text:span></text:p>
      <text:p text:style-name="P11">________________________</text:p>
      <text:p text:style-name="P11">________________________</text:p>
      <text:p text:style-name="P11">________________________</text:p>
      <text:p text:style-name="P11">________________________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Саратов</text:p>
      <text:p text:style-name="P3"><text:span text:style-name="T1">201</text:span><text:span text:style-name="T2">7</text:span></text:p>
      <text:p text:style-name="P3"/>
      <text:p text:style-name="P10"><text:soft-page-break/>#include "stm32f30x.h"</text:p>
      <text:p text:style-name="P10"/>
      <text:p text:style-name="P10">int main() {</text:p>
      <text:p text:style-name="P10"><text:tab/>unsigned int data = 0; <text:tab/><text:tab/>// данные для отправки</text:p>
      <text:p text:style-name="P10"><text:tab/></text:p>
      <text:p text:style-name="P10"><text:tab/>RCC-&gt;APB2ENR |= 0x00004000; // включаем тактирование</text:p>
      <text:p text:style-name="P10"><text:tab/>USART1-&gt;BRR = 0x8a; <text:tab/><text:tab/>// скорость передачи для приёмника и передатчика rx и tx</text:p>
      <text:p text:style-name="P10"><text:tab/>USART1-&gt;CR1 |= 0x0000000d; <text:tab/>//включили 0,2,3 биты регистра cr1. 0 бит- включение usart, 2 - влючение приёмника, 3 - включение передатчика</text:p>
      <text:p text:style-name="P10"><text:tab/></text:p>
      <text:p text:style-name="P10"><text:tab/>RCC-&gt;AHBENR |= 0x00020000; <text:tab/>// включили 17 бит этого регистра: порт ввода\вывода IOPAEN</text:p>
      <text:p text:style-name="P10"><text:tab/>GPIOA-&gt;MODER |= 0x00280000; // включили 19 и 21 биты для конфигурирования ввода/вывода (moder9, moder10)</text:p>
      <text:p text:style-name="P10"><text:tab/>GPIOA-&gt;AFR[1] = 0x00000770; // включили 4,5,6,8,9,10 биты. настройка альтернативной функции</text:p>
      <text:p text:style-name="P10"><text:tab/></text:p>
      <text:p text:style-name="P10"><text:tab/>while (1) { <text:tab/><text:tab/><text:tab/><text:tab/><text:tab/><text:tab/>//бесконечный цикл</text:p>
      <text:p text:style-name="P10"><text:tab/><text:tab/>unsigned int isr = USART1-&gt;ISR; // </text:p>
      <text:p text:style-name="P10"><text:tab/><text:tab/>if ((isr &amp; 0x00000020)) { <text:tab/><text:tab/>//полученные данные готовы быть прочитанными (если есть что читать)</text:p>
      <text:p text:style-name="P10"><text:tab/><text:tab/><text:tab/>data = USART1-&gt;RDR; <text:tab/><text:tab/>// прочитать данные в data</text:p>
      <text:p text:style-name="P10"><text:tab/><text:tab/>}</text:p>
      <text:p text:style-name="P10"><text:tab/><text:tab/></text:p>
      <text:p text:style-name="P10"><text:tab/><text:tab/>if ((isr &amp; 0x00000080) &amp;&amp; data) {<text:tab/>// если данные можно отправлять и есть что отправлять</text:p>
      <text:p text:style-name="P10"><text:tab/><text:tab/><text:tab/>USART1-&gt;TDR = data; <text:tab/><text:tab/><text:tab/>// отправляем data</text:p>
      <text:p text:style-name="P10"><text:tab/><text:tab/><text:tab/>data = 0; <text:tab/><text:tab/><text:tab/><text:tab/><text:tab/><text:tab/>// и обнуляем информацию</text:p>
      <text:p text:style-name="P10"><text:tab/><text:tab/>}</text:p>
      <text:p text:style-name="P10"><text:tab/>}</text:p>
      <text:p text:style-name="P10">}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andard_20__28_user_29_" style:display-name="Standard (user)" style:family="paragraph">
      <style:paragraph-properties fo:margin-top="0cm" fo:margin-bottom="0.353cm" loext:contextual-spacing="false" fo:line-height="115%" fo:orphans="2" fo:widows="2" fo:hyphenation-ladder-count="no-limit" style:vertical-align="baseline"/>
      <style:text-properties style:use-window-font-color="true" style:font-name="Calibri" fo:font-family="Calibri" style:font-family-generic="swiss" style:font-pitch="variable" fo:font-size="11pt" fo:language="ru" fo:country="RU" style:letter-kerning="true" style:font-name-asian="Arial Unicode MS" style:font-family-asian="'Arial Unicode MS'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Основной_20_текст_20_с_20_отступом_20_2" style:display-name="Основной текст с отступом 2" style:family="paragraph" style:parent-style-name="Standard_20__28_user_29_">
      <style:paragraph-properties fo:margin-left="0.499cm" fo:margin-right="0cm" fo:margin-top="0cm" fo:margin-bottom="0.212cm" loext:contextual-spacing="false" fo:line-height="200%" fo:text-indent="0cm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1" style:display-name="Heading 1" style:family="paragraph" style:parent-style-name="Standard_20__28_user_29_" style:next-style-name="Standard" style:default-outline-level="1" style:list-style-name="WW8Num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12:06:19.615000000</meta:creation-date>
    <dc:date>2017-03-11T12:09:52.593000000</dc:date>
    <meta:editing-duration>PT3M32S</meta:editing-duration>
    <meta:editing-cycles>2</meta:editing-cycles>
    <meta:generator>LibreOffice/5.2.4.2$Windows_x86 LibreOffice_project/3d5603e1122f0f102b62521720ab13a38a4e0eb0</meta:generator>
    <meta:document-statistic meta:table-count="0" meta:image-count="0" meta:object-count="0" meta:page-count="2" meta:paragraph-count="40" meta:word-count="194" meta:character-count="1488" meta:non-whitespace-character-count="1271"/>
  </office:meta>
</office:document-meta>
</file>